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Lucida Sans" svg:font-family="'Lucida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Standard_20__28_user_29_" style:list-style-name="WWNum1"/>
    <style:style style:name="P2" style:family="paragraph" style:parent-style-name="Standard_20__28_user_29_" style:list-style-name="WWNum2"/>
    <style:style style:name="P3" style:family="paragraph" style:parent-style-name="Standard_20__28_user_29_" style:master-page-name="Standard">
      <style:paragraph-properties style:page-number="auto"/>
    </style:style>
    <style:style style:name="T1" style:family="text">
      <style:text-properties officeooo:rsid="000c0f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f you are using a Mac system or a C++ compiler which is not GCC, you will need to export the CC and CXX environment variables. If using a Mac system you will also need to install GCC with Homebrew.</text:p>
      <text:p text:style-name="Standard_20__28_user_29_"/>
      <text:p text:style-name="Standard_20__28_user_29_">We also need python 3.5 or greater, preferably Anaconda. Please see the doc/README file to get more information on how to do it.</text:p>
      <text:p text:style-name="Standard_20__28_user_29_"/>
      <text:p text:style-name="Standard_20__28_user_29_">The doc directory has the README and UsingAlaScanApp in html, pdf, txt and odt format. These files explain how to install all requirements and how to use ALAscanApp.py.</text:p>
      <text:p text:style-name="Standard_20__28_user_29_"/>
      <text:p text:style-name="Standard_20__28_user_29_">Check points.</text:p>
      <text:p text:style-name="Standard_20__28_user_29_"/>
      <text:p text:style-name="Standard_20__28_user_29_">Mac:</text:p>
      <text:p text:style-name="Standard_20__28_user_29_"/>
      <text:list xml:id="list190696552" text:style-name="WWNum1">
        <text:list-item>
          <text:p text:style-name="P1">Install Xcode, H<text:bookmark text:name="_GoBack"/>omebrew, GCC.</text:p>
        </text:list-item>
        <text:list-item>
          <text:p text:style-name="P1">Export CC and CXX environment variables.</text:p>
        </text:list-item>
        <text:list-item>
          <text:p text:style-name="P1">Install Python Anaconda.</text:p>
        </text:list-item>
      </text:list>
      <text:p text:style-name="Standard_20__28_user_29_"/>
      <text:p text:style-name="Standard_20__28_user_29_">Linux:</text:p>
      <text:p text:style-name="Standard_20__28_user_29_"/>
      <text:list xml:id="list3807391831" text:style-name="WWNum2">
        <text:list-item>
          <text:p text:style-name="P2">Install GCC.</text:p>
        </text:list-item>
        <text:list-item>
          <text:p text:style-name="P2">Export CC and CXX environment variables (if using different compiler).</text:p>
        </text:list-item>
        <text:list-item>
          <text:p text:style-name="P2">Install Python Anaconda (unlikely your system has python 3.5 or greater).</text:p>
        </text:list-item>
      </text:list>
      <text:p text:style-name="Standard_20__28_user_29_"/>
      <text:p text:style-name="Standard_20__28_user_29_"/>
      <text:p text:style-name="Standard_20__28_user_29_">If you have done all of that, run:</text:p>
      <text:p text:style-name="Standard_20__28_user_29_"/>
      <text:p text:style-name="Standard_20__28_user_29_">&gt;./setup_utils.py</text:p>
      <text:p text:style-name="Standard_20__28_user_29_"/>
      <text:p text:style-name="Standard_20__28_user_29_">And follow the instructions. <text:span text:style-name="T1">The script will output a healthy amount of information and will take some minutes depending on the speed of your machine. </text:span>The previous command will unpack the ALAscanApp, compile the C++ programs and update/create the initialisation file ‘.alascanapp.ini’ in your home directory.</text:p>
      <text:p text:style-name="Standard_20__28_user_29_"/>
      <text:p text:style-name="Standard_20__28_user_29_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Lucida Sans" svg:font-family="'Lucida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2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2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_20__28_user_29_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20%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ListLabel_20_13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ListLabel_20_16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aurys Ávila Ibarra</meta:initial-creator>
    <meta:editing-cycles>6</meta:editing-cycles>
    <meta:creation-date>2017-07-29T09:34:00</meta:creation-date>
    <dc:date>2017-07-31T14:17:12.091284963</dc:date>
    <meta:editing-duration>PT8M34S</meta:editing-duration>
    <meta:generator>LibreOffice/5.3.4.2$Linux_X86_64 LibreOffice_project/30m0$Build-2</meta:generator>
    <meta:document-statistic meta:table-count="0" meta:image-count="0" meta:object-count="0" meta:page-count="1" meta:paragraph-count="15" meta:word-count="192" meta:character-count="1130" meta:non-whitespace-character-count="95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